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dc="http://purl.org/dc/elements/1.1/" xmlns:style="urn:oasis:names:tc:opendocument:xmlns:style:1.0" xmlns:fo="urn:oasis:names:tc:opendocument:xmlns:xsl-fo-compati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dc="http://purl.org/dc/elements/1.1/" xmlns:style="urn:oasis:names:tc:opendocument:xmlns:style:1.0" xmlns:fo="urn:oasis:names:tc:opendocument:xmlns:xsl-fo-compati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PTF</text:p>
          </table:table-cell>
          <table:table-cell office:value-type="string">
            <text:p>PTF</text:p>
          </table:table-cell>
          <table:table-cell office:value-type="string">
            <text:p>1106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string">
            <text:p>18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Zejoe</text:p>
          </table:table-cell>
          <table:table-cell office:value-type="string">
            <text:p>Zejoe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Jeanjarjar</text:p>
          </table:table-cell>
          <table:table-cell office:value-type="string">
            <text:p>Jeanjarjar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lags</text:p>
          </table:table-cell>
          <table:table-cell office:value-type="string">
            <text:p>Plag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float" office:value="-310">
            <text:p>-3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dc="http://purl.org/dc/elements/1.1/" xmlns:style="urn:oasis:names:tc:opendocument:xmlns:style:1.0" xmlns:fo="urn:oasis:names:tc:opendocument:xmlns:xsl-fo-compati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dc="http://purl.org/dc/elements/1.1/" xmlns:style="urn:oasis:names:tc:opendocument:xmlns:style:1.0" xmlns:fo="urn:oasis:names:tc:opendocument:xmlns:xsl-fo-compati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